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8c58" officeooo:paragraph-rsid="00158c58"/>
    </style:style>
    <style:style style:name="P2" style:family="paragraph" style:parent-style-name="Standard" style:list-style-name="L1">
      <style:text-properties officeooo:rsid="00070f73" officeooo:paragraph-rsid="001b8659"/>
    </style:style>
    <style:style style:name="P3" style:family="paragraph" style:parent-style-name="Standard" style:list-style-name="L1">
      <style:text-properties officeooo:rsid="000b2903" officeooo:paragraph-rsid="000b2903"/>
    </style:style>
    <style:style style:name="P4" style:family="paragraph" style:parent-style-name="Standard" style:list-style-name="L1">
      <style:text-properties officeooo:rsid="00178d44" officeooo:paragraph-rsid="00178d44"/>
    </style:style>
    <style:style style:name="P5" style:family="paragraph" style:parent-style-name="Standard" style:list-style-name="L1">
      <style:text-properties officeooo:rsid="0005daba" officeooo:paragraph-rsid="001611a1"/>
    </style:style>
    <style:style style:name="P6" style:family="paragraph" style:parent-style-name="Standard" style:list-style-name="L1">
      <style:text-properties officeooo:rsid="0019f39d" officeooo:paragraph-rsid="0019f39d"/>
    </style:style>
    <style:style style:name="P7" style:family="paragraph" style:parent-style-name="Standard" style:list-style-name="L1">
      <style:text-properties officeooo:rsid="00051fe7" officeooo:paragraph-rsid="00051fe7"/>
    </style:style>
    <style:style style:name="P8" style:family="paragraph" style:parent-style-name="Standard">
      <style:text-properties officeooo:rsid="00051fe7" officeooo:paragraph-rsid="00051fe7"/>
    </style:style>
    <style:style style:name="P9" style:family="paragraph" style:parent-style-name="Standard" style:list-style-name="L1">
      <style:text-properties officeooo:rsid="00113c86" officeooo:paragraph-rsid="00113c86"/>
    </style:style>
    <style:style style:name="P10" style:family="paragraph" style:parent-style-name="Standard" style:list-style-name="L1">
      <style:text-properties officeooo:rsid="000d76e4" officeooo:paragraph-rsid="000d76e4"/>
    </style:style>
    <style:style style:name="P11" style:family="paragraph" style:parent-style-name="Standard" style:list-style-name="L1">
      <style:text-properties officeooo:rsid="0006bc31" officeooo:paragraph-rsid="0006bc31"/>
    </style:style>
    <style:style style:name="P12" style:family="paragraph" style:parent-style-name="Standard" style:list-style-name="L1">
      <style:text-properties officeooo:rsid="00189672" officeooo:paragraph-rsid="00193c77"/>
    </style:style>
    <style:style style:name="P13" style:family="paragraph" style:parent-style-name="Standard" style:list-style-name="L1">
      <style:text-properties officeooo:rsid="00200283" officeooo:paragraph-rsid="00200283"/>
    </style:style>
    <style:style style:name="T1" style:family="text">
      <style:text-properties officeooo:rsid="0008ea72"/>
    </style:style>
    <style:style style:name="T2" style:family="text">
      <style:text-properties officeooo:rsid="0020028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O DO (most to least important<text:span text:style-name="T1">ish order</text:span>):</text:p>
      <text:list xml:id="list3999105734" text:style-name="L1">
        <text:list-item>
          <text:p text:style-name="P2">Add facebook, twitter, favorite, back to action bar</text:p>
        </text:list-item>
        <text:list-item>
          <text:p text:style-name="P13">Add icons for favorites that respond appropriately</text:p>
        </text:list-item>
        <text:list-item>
          <text:p text:style-name="P13">Add icons for three main tabs</text:p>
        </text:list-item>
        <text:list-item>
          <text:p text:style-name="P1">Add autocomplete</text:p>
        </text:list-item>
        <text:list-item>
          <text:p text:style-name="P3">Add collapsible information to the venue tab</text:p>
        </text:list-item>
        <text:list-item>
          <text:p text:style-name="P4">Add form validation</text:p>
        </text:list-item>
        <text:list-item>
          <text:p text:style-name="P5">Make the splash screen work</text:p>
        </text:list-item>
        <text:list-item>
          <text:p text:style-name="P6">Sort events like HW8</text:p>
        </text:list-item>
        <text:list-item>
          <text:p text:style-name="P7">Update the background color for the ticket status on the details tab</text:p>
        </text:list-item>
        <text:list-item>
          <text:p text:style-name="P9">Get placeholder image for when it's not found?</text:p>
        </text:list-item>
        <text:list-item>
          <text:p text:style-name="P7">Make the link marquee work on the details tab</text:p>
        </text:list-item>
        <text:list-item>
          <text:p text:style-name="P10">Make sure all text marquee works</text:p>
        </text:list-item>
        <text:list-item>
          <text:p text:style-name="P7">Make category rows disappear when they don't find legitimate data</text:p>
        </text:list-item>
        <text:list-item>
          <text:p text:style-name="P11">Add rounded corners to boxes</text:p>
        </text:list-item>
        <text:list-item>
          <text:p text:style-name="P12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30T22:15:37.394000000</dc:date>
    <meta:editing-duration>PT3H11M38S</meta:editing-duration>
    <meta:editing-cycles>27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6" meta:word-count="118" meta:character-count="616" meta:non-whitespace-character-count="529"/>
  </office:meta>
</office:document-meta>
</file>